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FF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37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38">
      <style:table-cell-properties fo:border="thin solid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ext-properties fo:color="#FFFFFF"/>
    </style:style>
    <style:style style:name="ce23" style:family="table-cell" style:parent-style-name="Default" style:data-style-name="N36">
      <style:text-properties fo:color="#FFFFFF"/>
    </style:style>
    <style:style style:name="ce2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ext-properties fo:color="#C9211E"/>
    </style:style>
    <style:style style:name="ce26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text-line-through-style="solid"/>
    </style:style>
    <style:style style:name="ce27" style:family="table-cell" style:parent-style-name="Default" style:data-style-name="N37"/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/>
    </style:style>
    <style:style style:name="ce29" style:family="table-cell" style:parent-style-name="Default" style:data-style-name="N0">
      <style:table-cell-properties style:vertical-align="automatic" fo:wrap-option="wrap"/>
      <style:text-properties fo:color="#FFFFFF" style:font-name="Liberation Serif" style:font-name-asian="Liberation Serif" style:font-name-complex="Liberation Serif"/>
    </style:style>
    <style:style style:name="ce30" style:family="table-cell" style:parent-style-name="Default" style:data-style-name="N37">
      <style:table-cell-properties style:vertical-align="middle" fo:background-color="transparen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order="thin solid #000000" style:vertical-align="middle" fo:background-color="transparent"/>
    </style:style>
    <style:style style:name="ce3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3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Default" style:data-style-name="N37">
      <style:table-cell-properties fo:border="thin solid #000000"/>
    </style:style>
    <style:style style:name="ce4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47" style:family="table-cell" style:parent-style-name="Hiperv_237_nculo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48" style:family="table-cell" style:parent-style-name="Default" style:data-style-name="N37">
      <style:table-cell-properties fo:border-top="thin solid #000000" fo:border-bottom="thin solid #000000" fo:border-left="none" fo:border-right="thin solid #000000"/>
    </style:style>
    <style:style style:name="ce4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4.09222222222222cm"/>
    </style:style>
    <style:style style:name="co7" style:family="table-column">
      <style:table-column-properties fo:break-before="auto" style:column-width="3.31611111111111cm"/>
    </style:style>
    <style:style style:name="co8" style:family="table-column">
      <style:table-column-properties fo:break-before="auto" style:column-width="2.82222222222222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08680555555556cm"/>
    </style:style>
    <style:style style:name="co11" style:family="table-column">
      <style:table-column-properties fo:break-before="auto" style:column-width="1.56986111111111cm"/>
    </style:style>
    <style:style style:name="co12" style:family="table-column">
      <style:table-column-properties fo:break-before="auto" style:column-width="3.63361111111111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2.92805555555556cm"/>
    </style:style>
    <style:style style:name="co16" style:family="table-column">
      <style:table-column-properties fo:break-before="auto" style:column-width="0.635cm"/>
    </style:style>
    <style:style style:name="co17" style:family="table-column">
      <style:table-column-properties fo:break-before="auto" style:column-width="2.857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5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LUZ</text:p>
          </table:table-cell>
          <table:table-cell office:value-type="string" table:style-name="ce2">
            <text:p>GAS</text:p>
          </table:table-cell>
          <table:table-cell office:value-type="float" office:value="0" table:formula="of:=COM.MICROSOFT.SINGLE(dia([.F2]))" table:style-name="ce3">
            <text:p>#¿NOMBRE?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Fecha</text:p>
          </table:table-cell>
          <table:table-cell office:value-type="float" office:value="0" table:formula="of:=COM.MICROSOFT.SINGLE(dia([.F2]))" table:style-name="ce1">
            <text:p>#¿NOMBRE?</text:p>
          </table:table-cell>
          <table:table-cell table:number-columns-repeated="16377" table:style-name="ce1"/>
        </table:table-row>
        <table:table-row table:style-name="ro2">
          <table:table-cell office:value-type="float" office:value="36677" table:style-name="ce4">
            <text:p>36677</text:p>
          </table:table-cell>
          <table:table-cell table:style-name="ce4"/>
          <table:table-cell office:value-type="float" office:value="25406" table:style-name="ce4">
            <text:p>25406</text:p>
          </table:table-cell>
          <table:table-cell office:value-type="float" office:value="89900" table:style-name="ce4">
            <text:p>89900</text:p>
          </table:table-cell>
          <table:table-cell office:value-type="float" office:value="151983" table:formula="of:=SUM([.A2:.D2])" table:style-name="ce4">
            <text:p>151983</text:p>
          </table:table-cell>
          <table:table-cell office:value-type="date" office:date-value="2022-09-03T00:00:00" table:style-name="ce5">
            <text:p>03/09/2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6"/>
          <table:table-cell office:value-type="float" office:value="489579" table:style-name="ce7">
            <text:p>489579</text:p>
          </table:table-cell>
          <table:table-cell office:value-type="float" office:value="409225" table:style-name="ce6">
            <text:p>409225</text:p>
          </table:table-cell>
          <table:table-cell office:value-type="string" table:style-name="ce8">
            <text:p>Referencia</text:p>
          </table:table-cell>
          <table:table-cell table:style-name="ce4"/>
          <table:table-cell table:number-columns-repeated="16378" table:style-name="ce1"/>
        </table:table-row>
        <table:table-row table:number-rows-repeated="10" table:style-name="ro2" table:visibility="collapse">
          <table:table-cell table:number-columns-repeated="6" table:style-name="ce4"/>
          <table:table-cell table:number-columns-repeated="16378" table:style-name="ce1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Servicio</text:p>
          </table:table-cell>
          <table:table-cell office:value-type="string" table:style-name="ce1">
            <text:p>Cos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Fecha</text:p>
          </table:table-cell>
          <table:table-cell table:number-columns-repeated="16373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AGUA</text:p>
          </table:table-cell>
          <table:table-cell office:value-type="float" office:value="36677" table:style-name="ce1">
            <text:p>36677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LUZ</text:p>
          </table:table-cell>
          <table:table-cell table:number-columns-repeated="16376" table:style-name="ce1"/>
        </table:table-row>
        <table:table-row table:style-name="ro2" table:visibility="collapse">
          <table:table-cell table:number-columns-repeated="7"/>
          <table:table-cell office:value-type="string" table:style-name="ce1">
            <text:p>GAS</text:p>
          </table:table-cell>
          <table:table-cell office:value-type="float" office:value="25406" table:style-name="ce1">
            <text:p>25406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7"/>
          <table:table-cell office:value-type="string" table:style-name="ce1">
            <text:p>INTERNET</text:p>
          </table:table-cell>
          <table:table-cell table:style-name="ce1"/>
          <table:table-cell office:value-type="float" office:value="489579" table:style-name="ce9">
            <text:p>489579</text:p>
          </table:table-cell>
          <table:table-cell table:number-columns-repeated="16374"/>
        </table:table-row>
        <table:table-row table:style-name="ro2" table:visibility="collapse">
          <table:table-cell table:number-columns-repeated="7"/>
          <table:table-cell office:value-type="string" table:style-name="ce1">
            <text:p>Total</text:p>
          </table:table-cell>
          <table:table-cell office:value-type="float" office:value="62083" table:formula="of:=SUM([.I15:.I18])" table:style-name="ce1">
            <text:p>62083</text:p>
          </table:table-cell>
          <table:table-cell table:number-columns-repeated="16375" table:style-name="ce1"/>
        </table:table-row>
        <table:table-row table:number-rows-repeated="13" table:style-name="ro2" table:visibility="collapse">
          <table:table-cell table:number-columns-repeated="7"/>
          <table:table-cell table:number-columns-repeated="16377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Sheets_2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4" table:default-cell-style-name="ce1"/>
        <table:table-column table:style-name="co1" table:number-columns-repeated="57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LUZ</text:p>
          </table:table-cell>
          <table:table-cell office:value-type="string" table:style-name="ce2">
            <text:p>GAS</text:p>
          </table:table-cell>
          <table:table-cell office:value-type="string" table:style-name="ce3">
            <text:p>Internet</text:p>
          </table:table-cell>
          <table:table-cell office:value-type="string" table:style-name="ce2">
            <text:p>Pospag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Fecha</text:p>
          </table:table-cell>
          <table:table-cell table:style-name="ce1"/>
          <table:table-cell office:value-type="float" office:value="3" table:formula="of:=DAY([.G2])" table:style-name="ce1">
            <text:p>3</text:p>
          </table:table-cell>
          <table:table-cell office:value-type="float" office:value="3" table:formula="of:=[.I1]" table:style-name="ce1">
            <text:p>3</text:p>
          </table:table-cell>
          <table:table-cell table:number-columns-repeated="16374" table:style-name="ce1"/>
        </table:table-row>
        <table:table-row table:style-name="ro2">
          <table:table-cell office:value-type="float" office:value="36677" table:style-name="ce4">
            <text:p>36677</text:p>
          </table:table-cell>
          <table:table-cell office:value-type="float" office:value="29280" table:style-name="ce4">
            <text:p>29280</text:p>
          </table:table-cell>
          <table:table-cell office:value-type="float" office:value="25406" table:style-name="ce4">
            <text:p>25406</text:p>
          </table:table-cell>
          <table:table-cell office:value-type="float" office:value="89900" table:style-name="ce4">
            <text:p>89900</text:p>
          </table:table-cell>
          <table:table-cell office:value-type="float" office:value="27950" table:style-name="ce4">
            <text:p>27950</text:p>
          </table:table-cell>
          <table:table-cell office:value-type="float" office:value="209213" table:formula="of:=SUM([.A2:.E2])" table:style-name="ce4">
            <text:p>209213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office:string-value="3-9-2022" table:formula="of:=CONCATENATE([.I1];&quot;-&quot;;[.I2];CONCATENATE(&quot;-&quot;;[.I3]))" table:style-name="ce1">
            <text:p>3-9-2022</text:p>
          </table:table-cell>
          <table:table-cell office:value-type="float" office:value="9" table:formula="of:=MONTH([.G2])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float" office:value="84914" table:style-name="ce6">
            <text:p>84914</text:p>
          </table:table-cell>
          <table:table-cell office:value-type="float" office:value="488258509" table:style-name="ce6">
            <text:p>488258509</text:p>
          </table:table-cell>
          <table:table-cell office:value-type="float" office:value="489579" table:style-name="ce7">
            <text:p>489579</text:p>
          </table:table-cell>
          <table:table-cell office:value-type="float" office:value="409225" table:style-name="ce6">
            <text:p>409225</text:p>
          </table:table-cell>
          <table:table-cell office:value-type="float" office:value="1464154731" table:style-name="ce6">
            <text:p>1464154731</text:p>
          </table:table-cell>
          <table:table-cell office:value-type="string" table:style-name="ce8">
            <text:p>Referencia</text:p>
          </table:table-cell>
          <table:table-cell table:style-name="ce4"/>
          <table:table-cell table:style-name="ce1"/>
          <table:table-cell office:value-type="float" office:value="2022" table:formula="of:=YEAR([.G2])" table:style-name="ce1">
            <text:p>2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a xlink:href="https://www.aguasdemanizales.com.co/Aguas-de-Manizales-SA-ESP/Atención-y-Servicios-al-Usuario/Trámites-y-Servicios/Paga-tu-Factura">AGUA</text:a></text:p>
          </table:table-cell>
          <table:table-cell office:value-type="string" table:style-name="ce2">
            <text:p><text:a xlink:href="https://www.zonapagos.com/PagosN3/Vistas/Logins/LoginComercio.aspx?ico=13424&amp;icl=488258509">LUZ</text:a></text:p>
          </table:table-cell>
          <table:table-cell office:value-type="string" table:style-name="ce2">
            <text:p><text:a xlink:href="https://www.e-collect.com/customers/Plus/EfigasReferenciadoPagosPlus.htm">GAS</text:a></text:p>
          </table:table-cell>
          <table:table-cell office:value-type="string" table:number-columns-spanned="2" table:number-rows-spanned="1" table:style-name="ce12">
            <text:p><text:a xlink:href="https://portalpagos.claro.com.co/">Hogar - Movil</text:a></text:p>
          </table:table-cell>
          <table:covered-table-cell/>
          <table:table-cell table:number-columns-repeated="2" table:style-name="ce4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0">
            <text:p>15/09/2022 Periodo: desde 07 hasta 26 del mes</text:p>
          </table:table-cell>
          <table:table-cell table:style-name="ce5"/>
          <table:table-cell table:style-name="ce4"/>
          <table:table-cell table:style-name="ce1"/>
          <table:table-cell table:style-name="ce4"/>
          <table:table-cell office:value-type="string" table:style-name="ce2">
            <text:p>Fecha ingreso</text:p>
          </table:table-cell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1">
            <text:p>No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string" table:style-name="ce2">
            <text:p>Claro Pay</text:p>
          </table:table-cell>
          <table:table-cell table:number-columns-repeated="16377" table:style-name="ce1"/>
        </table:table-row>
        <table:table-row table:number-rows-repeated="7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Servicio</text:p>
          </table:table-cell>
          <table:table-cell office:value-type="string" table:style-name="ce1">
            <text:p>Cos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Fecha</text:p>
          </table:table-cell>
          <table:table-cell table:number-columns-repeated="16372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AGUA</text:p>
          </table:table-cell>
          <table:table-cell office:value-type="float" office:value="36677" table:style-name="ce1">
            <text:p>36677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LUZ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GAS</text:p>
          </table:table-cell>
          <table:table-cell office:value-type="float" office:value="25406" table:style-name="ce1">
            <text:p>25406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INTERNET</text:p>
          </table:table-cell>
          <table:table-cell table:style-name="ce1"/>
          <table:table-cell office:value-type="float" office:value="489579" table:style-name="ce9">
            <text:p>489579</text:p>
          </table:table-cell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Total</text:p>
          </table:table-cell>
          <table:table-cell office:value-type="float" office:value="62083" table:formula="of:=SUM([.J15:.J18])" table:style-name="ce1">
            <text:p>62083</text:p>
          </table:table-cell>
          <table:table-cell table:number-columns-repeated="16374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Octubre" table:style-name="ta1"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" table:number-columns-repeated="50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GAS</text:p>
          </table:table-cell>
          <table:table-cell office:value-type="currency" office:value="47301" table:style-name="ce14">
            <text:p>$47.301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date" office:date-value="2022-10-28T00:00:00" table:style-name="ce16">
            <text:p>28/10/22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0-01T00:00:00" table:style-name="ce16">
            <text:p>01/10/22</text:p>
          </table:table-cell>
          <table:table-cell office:value-type="string" table:style-name="ce17">
            <text:p>Claro Pay</text:p>
          </table:table-cell>
          <table:table-cell office:value-type="float" office:value="210578" table:formula="of:=SUM([.B2:.B6])" table:number-columns-spanned="1" table:number-rows-spanned="5" table:style-name="ce19">
            <text:p>210578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3">
            <text:p>LUZ</text:p>
          </table:table-cell>
          <table:table-cell office:value-type="currency" office:value="704" table:style-name="ce14">
            <text:p>$704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date" office:date-value="2022-10-07T00:00:00" table:style-name="ce16">
            <text:p>07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0-11T00:00:00" table:style-name="ce16">
            <text:p>11/10/22</text:p>
          </table:table-cell>
          <table:table-cell office:value-type="string" table:style-name="ce17">
            <text:p>Bogota</text:p>
          </table:table-cell>
          <table:covered-table-cell/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AGUA</text:p>
          </table:table-cell>
          <table:table-cell office:value-type="currency" office:value="36637" table:style-name="ce14">
            <text:p>$36.637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date" office:date-value="2022-10-09T00:00:00" table:style-name="ce16">
            <text:p>09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0-11T00:00:00" table:style-name="ce16">
            <text:p>11/10/22</text:p>
          </table:table-cell>
          <table:table-cell office:value-type="string" table:style-name="ce17">
            <text:p>Bogota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INTERNET</text:p>
          </table:table-cell>
          <table:table-cell office:value-type="currency" office:value="96036" table:style-name="ce14">
            <text:p>$96.036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date" office:date-value="2022-10-05T00:00:00" table:style-name="ce16">
            <text:p>05/10/22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2-10-05T00:00:00" table:style-name="ce16">
            <text:p>05/10/22</text:p>
          </table:table-cell>
          <table:table-cell office:value-type="string" table:style-name="ce17">
            <text:p>Claro Pay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Pospago</text:p>
          </table:table-cell>
          <table:table-cell office:value-type="currency" office:value="29900" table:style-name="ce14">
            <text:p>$29.900</text:p>
          </table:table-cell>
          <table:table-cell office:value-type="float" office:value="1464154731" table:style-name="ce17">
            <text:p>1464154731</text:p>
          </table:table-cell>
          <table:table-cell office:value-type="string" table:style-name="ce17">
            <text:p> 07/09/2022 07/10-2022</text:p>
          </table:table-cell>
          <table:table-cell table:style-name="ce17"/>
          <table:table-cell office:value-type="date" office:date-value="2022-10-20T00:00:00" table:style-name="ce16">
            <text:p>20/10/22</text:p>
          </table:table-cell>
          <table:table-cell office:value-type="date" office:date-value="2022-09-28T00:00:00" table:style-name="ce16">
            <text:p>28/09/22</text:p>
          </table:table-cell>
          <table:table-cell office:value-type="string" table:style-name="ce17">
            <text:p>Claro Pay</text:p>
          </table:table-cell>
          <table:covered-table-cell/>
          <table:table-cell table:number-columns-repeated="16375" table:style-name="ce1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Noviembre" table:style-name="ta1"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" table:number-columns-repeated="50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GAS</text:p>
          </table:table-cell>
          <table:table-cell office:value-type="currency" office:value="48423" table:style-name="ce14">
            <text:p>$48.423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date" office:date-value="2022-10-28T00:00:00" table:style-name="ce16">
            <text:p>28/10/22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1-05T00:00:00" table:style-name="ce16">
            <text:p>05/11/22</text:p>
          </table:table-cell>
          <table:table-cell office:value-type="string" table:style-name="ce17">
            <text:p>Claro Pay</text:p>
          </table:table-cell>
          <table:table-cell office:value-type="float" office:value="140388" table:formula="of:=SUM([.B2:.B6])" table:number-columns-spanned="1" table:number-rows-spanned="5" table:style-name="ce19">
            <text:p>140388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3">
            <text:p>LUZ</text:p>
          </table:table-cell>
          <table:table-cell office:value-type="currency" office:value="28523" table:style-name="ce20">
            <text:p>$28.523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date" office:date-value="2022-10-07T00:00:00" table:style-name="ce16">
            <text:p>07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1-16T00:00:00" table:style-name="ce16">
            <text:p>16/11/22</text:p>
          </table:table-cell>
          <table:table-cell office:value-type="string" table:style-name="ce17">
            <text:p>daviplata</text:p>
          </table:table-cell>
          <table:covered-table-cell/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AGUA</text:p>
          </table:table-cell>
          <table:table-cell office:value-type="currency" office:value="36629" table:style-name="ce14">
            <text:p>$36.629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date" office:date-value="2022-10-09T00:00:00" table:style-name="ce16">
            <text:p>09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1-16T00:00:00" table:style-name="ce16">
            <text:p>16/11/22</text:p>
          </table:table-cell>
          <table:table-cell office:value-type="string" table:style-name="ce17">
            <text:p>daviplata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INTERNET</text:p>
          </table:table-cell>
          <table:table-cell office:value-type="currency" office:value="129" table:style-name="ce21">
            <text:p>$129,00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date" office:date-value="2022-10-05T00:00:00" table:style-name="ce16">
            <text:p>05/10/22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2-11-05T00:00:00" table:style-name="ce16">
            <text:p>05/11/22</text:p>
          </table:table-cell>
          <table:table-cell office:value-type="string" table:style-name="ce17">
            <text:p>PSE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Pospago</text:p>
          </table:table-cell>
          <table:table-cell office:value-type="currency" office:value="26684" table:style-name="ce14">
            <text:p>$26.684</text:p>
          </table:table-cell>
          <table:table-cell office:value-type="float" office:value="1464154731" table:style-name="ce17">
            <text:p>1464154731</text:p>
          </table:table-cell>
          <table:table-cell office:value-type="string" table:style-name="ce17">
            <text:p> 07/09/2022 07/10-2022</text:p>
          </table:table-cell>
          <table:table-cell table:style-name="ce17"/>
          <table:table-cell office:value-type="date" office:date-value="2022-10-20T00:00:00" table:style-name="ce16">
            <text:p>20/10/22</text:p>
          </table:table-cell>
          <table:table-cell office:value-type="date" office:date-value="2022-11-16T00:00:00" table:style-name="ce16">
            <text:p>16/11/22</text:p>
          </table:table-cell>
          <table:table-cell office:value-type="string" table:style-name="ce17">
            <text:p>Claro Pay</text:p>
          </table:table-cell>
          <table:covered-table-cell/>
          <table:table-cell table:number-columns-repeated="16375" table:style-name="ce1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Diciembre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table:style-name="ce2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47099" table:style-name="ce14">
            <text:p>$47.09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1-28T16:01:07" table:style-name="ce16">
            <text:p>28/11/22</text:p>
          </table:table-cell>
          <table:table-cell office:value-type="string" table:style-name="ce17">
            <text:p>Claro Pay</text:p>
          </table:table-cell>
          <table:table-cell office:value-type="float" office:value="180022" table:formula="of:=SUM([.B2:.B6])" table:number-columns-spanned="1" table:number-rows-spanned="5" table:style-name="ce19">
            <text:p>180022</text:p>
          </table:table-cell>
          <table:table-cell table:style-name="ce1"/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1755" table:style-name="ce20">
            <text:p>$1.755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2-13T00:00:00" table:style-name="ce16">
            <text:p>13/12/22</text:p>
          </table:table-cell>
          <table:table-cell office:value-type="string" table:style-name="ce17">
            <text:p>Bogotá</text:p>
          </table:table-cell>
          <table:covered-table-cell/>
          <table:table-cell table:style-name="ce2"/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5261" table:style-name="ce14">
            <text:p>$35.261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2-13T00:00:00" table:style-name="ce16">
            <text:p>13/12/22</text:p>
          </table:table-cell>
          <table:table-cell office:value-type="string" table:style-name="ce17">
            <text:p>Bogotá</text:p>
          </table:table-cell>
          <table:covered-table-cell/>
          <table:table-cell table:style-name="ce1"/>
          <table:table-cell office:value-type="string" table:style-name="ce22">
            <text:p>F.exp 1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5907" table:style-name="ce14">
            <text:p>$95.907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2-12-06T00:00:00" table:style-name="ce16">
            <text:p>06/12/22</text:p>
          </table:table-cell>
          <table:table-cell office:value-type="string" table:style-name="ce17">
            <text:p>Claro Pay</text:p>
          </table:table-cell>
          <table:covered-table-cell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float" office:value="1464154731" table:style-name="ce17">
            <text:p>1464154731</text:p>
          </table:table-cell>
          <table:table-cell office:value-type="string" table:style-name="ce17">
            <text:p> 07/09/2022 07/10-2022</text:p>
          </table:table-cell>
          <table:table-cell office:value-type="string" office:string-value="7/9/2023" table:formula="of:=CONCATENATE([.BM5];&quot;/&quot;;[.$L$2];CONCATENATE(&quot;/&quot;;[.$M$2]))" table:style-name="ce16">
            <text:p>7/9/2023</text:p>
          </table:table-cell>
          <table:table-cell office:value-type="date" office:date-value="2022-10-20T00:00:00" table:style-name="ce16">
            <text:p>20/10/22</text:p>
          </table:table-cell>
          <table:table-cell table:number-columns-repeated="2" table:style-name="ce17"/>
          <table:covered-table-cell/>
          <table:table-cell table:style-name="ce1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Enero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office:value-type="string" table:style-name="ce2">
            <text:p>NOTA</text:p>
          </table:table-cell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3879" table:style-name="ce14">
            <text:p>$13.87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2-28T00:00:00" table:style-name="ce16">
            <text:p>28/12/22</text:p>
          </table:table-cell>
          <table:table-cell office:value-type="string" table:style-name="ce17">
            <text:p>PSE</text:p>
          </table:table-cell>
          <table:table-cell office:value-type="currency" office:value="170297" table:formula="of:=SUM([.B2:.B6])" table:number-columns-spanned="1" table:number-rows-spanned="5" table:style-name="ce24">
            <text:p>$170.297</text:p>
          </table:table-cell>
          <table:table-cell office:value-type="string" table:style-name="ce1">
            <text:p>Olvidé<text:s/><text:span text:style-name="T1">Claro Pay</text:span></text:p>
          </table:table-cell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23268" table:style-name="ce20">
            <text:p>$23.268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1-17T00:00:00" table:style-name="ce16">
            <text:p>17/01/23</text:p>
          </table:table-cell>
          <table:table-cell office:value-type="string" table:style-name="ce17">
            <text:p>Banco Bogotá</text:p>
          </table:table-cell>
          <table:covered-table-cell/>
          <table:table-cell table:style-name="ce2"/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7025" table:style-name="ce14">
            <text:p>$37.025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1-25T00:00:00" table:style-name="ce16">
            <text:p>25/01/23</text:p>
          </table:table-cell>
          <table:table-cell office:value-type="string" table:style-name="ce17">
            <text:p>Banco Bogotá</text:p>
          </table:table-cell>
          <table:covered-table-cell/>
          <table:table-cell table:style-name="ce1"/>
          <table:table-cell office:value-type="string" table:style-name="ce22">
            <text:p>F.exp 1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4">
            <text:p>$96.125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1-06T00:00:00" table:style-name="ce16">
            <text:p>06/01/23</text:p>
          </table:table-cell>
          <table:table-cell office:value-type="string" table:style-name="ce17">
            <text:p>Banco Bogotá</text:p>
          </table:table-cell>
          <table:covered-table-cell/>
          <table:table-cell office:value-type="string" table:style-name="ce1">
            <text:p>se bloqueo la tarfeta</text:p>
          </table:table-cell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number-columns-repeated="2" table:style-name="ce17"/>
          <table:table-cell table:number-columns-repeated="2" table:style-name="ce16"/>
          <table:table-cell table:number-columns-repeated="2" table:style-name="ce17"/>
          <table:covered-table-cell/>
          <table:table-cell table:style-name="ce1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Marzo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office:value-type="string" table:style-name="ce2">
            <text:p>NOTA</text:p>
          </table:table-cell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4900" table:style-name="ce14">
            <text:p>$14.900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table-cell office:value-type="currency" office:value="175304" table:formula="of:=SUM([.B2:.B6])" table:number-columns-spanned="1" table:number-rows-spanned="5" table:style-name="ce24">
            <text:p>$175.304</text:p>
          </table:table-cell>
          <table:table-cell office:value-type="string" table:style-name="ce1">
            <text:p>La pagué dos veces, una el 14 de feebrero y la otra el 5 de marzo</text:p>
          </table:table-cell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26094" table:style-name="ce20">
            <text:p>$26.094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covered-table-cell/>
          <table:table-cell office:value-type="string" table:style-name="ce1">
            <text:p>La pagué dos veces, una el 14 de feebrero y la otra el 5 de marzo</text:p>
          </table:table-cell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8185" table:style-name="ce14">
            <text:p>$38.185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covered-table-cell/>
          <table:table-cell table:style-name="ce1"/>
          <table:table-cell office:value-type="string" table:style-name="ce22">
            <text:p>F.exp 1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4">
            <text:p>$96.125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 Bogotá</text:p>
          </table:table-cell>
          <table:covered-table-cell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number-columns-repeated="2" table:style-name="ce17"/>
          <table:table-cell table:number-columns-repeated="2" table:style-name="ce16"/>
          <table:table-cell table:number-columns-repeated="2" table:style-name="ce17"/>
          <table:covered-table-cell/>
          <table:table-cell table:style-name="ce1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Abril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default-cell-style-name="ce1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office:value-type="string" table:style-name="ce2">
            <text:p>NOTA</text:p>
          </table:table-cell>
          <table:table-cell office:value-type="string" table:style-name="ce25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3363" table:style-name="ce14">
            <text:p>$13.363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4-04T00:00:00" table:style-name="ce16">
            <text:p>04/04/23</text:p>
          </table:table-cell>
          <table:table-cell office:value-type="string" table:style-name="ce17">
            <text:p>Bancolombia</text:p>
          </table:table-cell>
          <table:table-cell office:value-type="currency" office:value="57024" table:formula="of:=SUM([.B2:.B6])" table:number-columns-spanned="1" table:number-rows-spanned="5" table:style-name="ce24">
            <text:p>$57.024</text:p>
          </table:table-cell>
          <table:table-cell table:style-name="ce1"/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0" table:style-name="ce20">
            <text:p>$0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covered-table-cell/>
          <table:table-cell table:style-name="ce2"/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3661" table:style-name="ce14">
            <text:p>$43.661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4-09T00:00:00" table:style-name="ce16">
            <text:p>09/04/23</text:p>
          </table:table-cell>
          <table:table-cell office:value-type="string" table:style-name="ce17">
            <text:p>Bancolombia</text:p>
          </table:table-cell>
          <table:covered-table-cell/>
          <table:table-cell table:style-name="ce1"/>
          <table:table-cell office:value-type="string" table:style-name="ce25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0" table:style-name="ce26">
            <text:p>$0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 Bogotá</text:p>
          </table:table-cell>
          <table:covered-table-cell/>
          <table:table-cell office:value-type="string" table:style-name="ce1">
            <text:p>Se pagó dos veces el mes pasado,<text:s/><text:span text:style-name="T1">carol ok</text:span></text:p>
          </table:table-cell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number-columns-repeated="2" table:style-name="ce17"/>
          <table:covered-table-cell/>
          <table:table-cell table:style-name="ce1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May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5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8413" table:style-name="ce14">
            <text:p>$18.413</text:p>
          </table:table-cell>
          <table:table-cell office:value-type="currency" office:value="9206.5" table:formula="of:=[.B2]/2" table:style-name="ce27">
            <text:p>$9.207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5-01T00:00:00" table:style-name="ce16">
            <text:p>01/05/23</text:p>
          </table:table-cell>
          <table:table-cell office:value-type="string" table:style-name="ce17">
            <text:p>Bancolombia</text:p>
          </table:table-cell>
          <table:table-cell table:number-columns-repeated="2" table:style-name="ce1"/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table:style-name="ce20"/>
          <table:table-cell office:value-type="currency" office:value="0" table:formula="of:=[.B3]/2" table:style-name="ce27">
            <text:p>$0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table:style-name="ce16"/>
          <table:table-cell office:value-type="string" table:style-name="ce17">
            <text:p>Bancolombia</text:p>
          </table:table-cell>
          <table:table-cell table:style-name="ce2"/>
          <table:table-cell table:style-name="ce1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0740" table:style-name="ce14">
            <text:p>$40.740</text:p>
          </table:table-cell>
          <table:table-cell office:value-type="currency" office:value="20370" table:formula="of:=[.B4]/2" table:style-name="ce27">
            <text:p>$20.370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5-01T00:00:00" table:style-name="ce16">
            <text:p>01/05/23</text:p>
          </table:table-cell>
          <table:table-cell office:value-type="string" table:style-name="ce17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5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table:style-name="ce26"/>
          <table:table-cell office:value-type="currency" office:value="0" table:formula="of:=[.B5]/2" table:style-name="ce27">
            <text:p>$0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table:style-name="ce16"/>
          <table:table-cell office:value-type="string" table:style-name="ce17">
            <text:p>Banco Bogotá</text:p>
          </table:table-cell>
          <table:table-cell table:style-name="ce25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5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currency" office:value="0" table:formula="of:=[.B6]/2" table:style-name="ce27">
            <text:p>$0</text:p>
          </table:table-cell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number-columns-repeated="2" table:style-name="ce17"/>
          <table:table-cell table:style-name="ce1"/>
          <table:table-cell table:style-name="ce25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59153" table:formula="of:=SUM([.B2:.B6])" table:number-columns-spanned="1" table:number-rows-spanned="5" table:style-name="ce24">
            <text:p>$59.153</text:p>
          </table:table-cell>
          <table:table-cell office:value-type="currency" office:value="29576.5" table:formula="of:=SUM([.C2:.C6])" table:style-name="ce27">
            <text:p>$29.577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Juni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5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48398" table:style-name="ce14">
            <text:p>$48.398</text:p>
          </table:table-cell>
          <table:table-cell office:value-type="currency" office:value="24199" table:formula="of:=[.B2]/2" table:style-name="ce27">
            <text:p>$24.19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44585" table:style-name="ce20">
            <text:p>$44.585</text:p>
          </table:table-cell>
          <table:table-cell office:value-type="currency" office:value="22292.5" table:formula="of:=[.B3]/2" table:style-name="ce27">
            <text:p>$22.293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8768" table:style-name="ce14">
            <text:p>$38.768</text:p>
          </table:table-cell>
          <table:table-cell office:value-type="currency" office:value="19384" table:formula="of:=[.B4]/2" table:style-name="ce27">
            <text:p>$19.384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5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085" table:style-name="ce26">
            <text:p>$96.085</text:p>
          </table:table-cell>
          <table:table-cell office:value-type="currency" office:value="48042.5" table:formula="of:=[.B5]/2" table:style-name="ce27">
            <text:p>$48.043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 Bogotá</text:p>
          </table:table-cell>
          <table:table-cell table:style-name="ce25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5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currency" office:value="0" table:formula="of:=[.B6]/2" table:style-name="ce27">
            <text:p>$0</text:p>
          </table:table-cell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number-columns-repeated="2" table:style-name="ce17"/>
          <table:table-cell table:number-columns-repeated="2" table:style-name="ce25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227836" table:formula="of:=SUM([.B2:.B6])" table:number-columns-spanned="1" table:number-rows-spanned="5" table:style-name="ce24">
            <text:p>$227.836</text:p>
          </table:table-cell>
          <table:table-cell office:value-type="currency" office:value="113918" table:formula="of:=SUM([.C2:.C6])" table:style-name="ce27">
            <text:p>$113.918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Juli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5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55698" table:style-name="ce14">
            <text:p>$55.698</text:p>
          </table:table-cell>
          <table:table-cell office:value-type="currency" office:value="27849" table:formula="of:=[.B2]/2" table:style-name="ce27">
            <text:p>$27.84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table:style-name="ce16"/>
          <table:table-cell table:style-name="ce17"/>
          <table:table-cell office:value-type="string" table:style-name="ce25">
            <text:p>Carol aun no paga</text:p>
          </table:table-cell>
          <table:table-cell table:style-name="ce1"/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44858" table:style-name="ce20">
            <text:p>$44.858</text:p>
          </table:table-cell>
          <table:table-cell office:value-type="currency" office:value="22429" table:formula="of:=[.B3]/2" table:style-name="ce27">
            <text:p>$22.429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7-14T00:00:00" table:style-name="ce16">
            <text:p>14/07/23</text:p>
          </table:table-cell>
          <table:table-cell office:value-type="string" table:style-name="ce17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9878" table:style-name="ce14">
            <text:p>$49.878</text:p>
          </table:table-cell>
          <table:table-cell office:value-type="currency" office:value="24939" table:formula="of:=[.B4]/2" table:style-name="ce27">
            <text:p>$24.939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7-14T00:00:00" table:style-name="ce16">
            <text:p>14/07/23</text:p>
          </table:table-cell>
          <table:table-cell office:value-type="string" table:style-name="ce17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5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4">
            <text:p>$96.125</text:p>
          </table:table-cell>
          <table:table-cell office:value-type="currency" office:value="48062.5" table:formula="of:=[.B5]/2" table:style-name="ce27">
            <text:p>$48.063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7-14T00:00:00" table:style-name="ce16">
            <text:p>14/07/23</text:p>
          </table:table-cell>
          <table:table-cell office:value-type="string" table:style-name="ce17">
            <text:p>Banco Bogotá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5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style-name="ce27"/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style-name="ce1"/>
          <table:table-cell table:style-name="ce17"/>
          <table:table-cell office:value-type="string" table:style-name="ce25">
            <text:p>Carol aun no paga</text:p>
          </table:table-cell>
          <table:table-cell table:style-name="ce25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246559" table:formula="of:=SUM([.B2:.B6])" table:number-columns-spanned="1" table:number-rows-spanned="5" table:style-name="ce24">
            <text:p>$246.559</text:p>
          </table:table-cell>
          <table:table-cell office:value-type="currency" office:value="123279.5" table:formula="of:=SUM([.C2:.C6])" table:style-name="ce27">
            <text:p>$123.280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Agosto" table:style-name="ta2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5" table:visibility="collapse"/>
        <table:table-column table:style-name="co1" table:number-columns-repeated="1002" table:default-cell-style-name="ce1" table:visibility="collapse"/>
        <table:table-column table:style-name="co16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55698" table:style-name="ce14">
            <text:p>$55.698</text:p>
          </table:table-cell>
          <table:table-cell office:value-type="currency" office:value="27849" table:formula="of:=[.B2]/2" table:style-name="ce27">
            <text:p>$27.84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8-10T00:00:00" table:style-name="ce16">
            <text:p>10/08/23</text:p>
          </table:table-cell>
          <table:table-cell office:value-type="string" table:style-name="ce17">
            <text:p>claro pay</text:p>
          </table:table-cell>
          <table:table-cell table:style-name="ce25"/>
          <table:table-cell table:style-name="ce1"/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45590" table:style-name="ce20">
            <text:p>$45.590</text:p>
          </table:table-cell>
          <table:table-cell office:value-type="currency" office:value="22795" table:formula="of:=[.B3]/2" table:style-name="ce27">
            <text:p>$22.795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table:style-name="ce16"/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9233" table:style-name="ce14">
            <text:p>$39.233</text:p>
          </table:table-cell>
          <table:table-cell office:value-type="currency" office:value="19616.5" table:formula="of:=[.B4]/2" table:style-name="ce27">
            <text:p>$19.617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8-10T00:00:00" table:style-name="ce16">
            <text:p>10/08/23</text:p>
          </table:table-cell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5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76932" table:style-name="ce14">
            <text:p>$76.932</text:p>
          </table:table-cell>
          <table:table-cell office:value-type="currency" office:value="38466" table:formula="of:=[.B5]/2" table:style-name="ce27">
            <text:p>$38.466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8-10T00:00:00" table:style-name="ce16">
            <text:p>10/08/23</text:p>
          </table:table-cell>
          <table:table-cell office:value-type="string" table:style-name="ce17">
            <text:p>Claro pay</text:p>
          </table:table-cell>
          <table:table-cell table:style-name="ce25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5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style-name="ce27"/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style-name="ce1"/>
          <table:table-cell table:style-name="ce17"/>
          <table:table-cell table:number-columns-repeated="2" table:style-name="ce25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217453" table:formula="of:=SUM([.B2:.B6])" table:number-columns-spanned="1" table:number-rows-spanned="5" table:style-name="ce24">
            <text:p>$217.453</text:p>
          </table:table-cell>
          <table:table-cell office:value-type="currency" office:value="108726.5" table:formula="of:=SUM([.C2:.C6])" table:style-name="ce27">
            <text:p>$108.727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2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Septiembre" table:style-name="ta2">
        <table:table-column table:style-name="co17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5" table:visibility="collapse"/>
        <table:table-column table:style-name="co1" table:number-columns-repeated="1002" table:default-cell-style-name="ce1" table:visibility="collapse"/>
        <table:table-column table:style-name="co16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31">
            <text:p>Costo</text:p>
          </table:table-cell>
          <table:table-cell office:value-type="string" table:style-name="ce38">
            <text:p>Dividido</text:p>
          </table:table-cell>
          <table:table-cell office:value-type="string" table:style-name="ce35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5240" table:style-name="ce33">
            <text:p>$5.240</text:p>
          </table:table-cell>
          <table:table-cell office:value-type="currency" office:value="2620" table:formula="of:=[.B2]/2" table:style-name="ce39">
            <text:p>$2.620</text:p>
          </table:table-cell>
          <table:table-cell office:value-type="float" office:value="489579" table:style-name="ce36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9-05T00:00:00" table:style-name="ce16">
            <text:p>05/09/23</text:p>
          </table:table-cell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office:value-type="date" office:date-value="2023-09-27T00:00:00" table:formula="of:=TODAY()" table:style-name="ce23">
            <text:p>27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28240" table:style-name="ce20">
            <text:p>$28.240</text:p>
          </table:table-cell>
          <table:table-cell office:value-type="currency" office:value="14120" table:formula="of:=[.B3]/2" table:style-name="ce39">
            <text:p>$14.120</text:p>
          </table:table-cell>
          <table:table-cell office:value-type="float" office:value="488258509" table:style-name="ce3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9-21T00:00:00" table:style-name="ce16">
            <text:p>21/09/23</text:p>
          </table:table-cell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9440" table:style-name="ce33">
            <text:p>$39.440</text:p>
          </table:table-cell>
          <table:table-cell office:value-type="currency" office:value="19720" table:formula="of:=[.B4]/2" table:style-name="ce39">
            <text:p>$19.720</text:p>
          </table:table-cell>
          <table:table-cell office:value-type="float" office:value="84914" table:style-name="ce3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9-27T00:00:00" table:style-name="ce16">
            <text:p>27/09/23</text:p>
          </table:table-cell>
          <table:table-cell office:value-type="string" table:style-name="ce17">
            <text:p>Bancolombia</text:p>
          </table:table-cell>
          <table:table-cell table:style-name="ce25"/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5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76932" table:style-name="ce34">
            <text:p>$76.932</text:p>
          </table:table-cell>
          <table:table-cell office:value-type="currency" office:value="38466" table:formula="of:=[.B5]/2" table:style-name="ce39">
            <text:p>$38.466</text:p>
          </table:table-cell>
          <table:table-cell office:value-type="float" office:value="40926225" table:style-name="ce3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41">
            <text:p>14/10/22</text:p>
          </table:table-cell>
          <table:table-cell office:value-type="date" office:date-value="2023-09-05T00:00:00" table:style-name="ce42">
            <text:p>05/09/23</text:p>
          </table:table-cell>
          <table:table-cell office:value-type="string" table:style-name="ce43">
            <text:p>Claro pay</text:p>
          </table:table-cell>
          <table:table-cell table:style-name="ce25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5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31">
            <text:p><text:a xlink:href="https://portalpagos.claro.com.co/index.php?view=vistas/personal/claro/newclaro/inicio.php&amp;id_objeto=">POSPAGO</text:a></text:p>
          </table:table-cell>
          <table:table-cell office:value-type="currency" office:value="37890" table:style-name="ce49">
            <text:p>$37.890</text:p>
          </table:table-cell>
          <table:table-cell table:style-name="ce48"/>
          <table:table-cell office:value-type="string" table:style-name="ce3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style-name="ce40"/>
          <table:table-cell table:style-name="ce44"/>
          <table:table-cell office:value-type="date" office:date-value="2023-09-27T00:00:00" table:style-name="ce46">
            <text:p>27/09/2023</text:p>
          </table:table-cell>
          <table:table-cell office:value-type="string" table:style-name="ce45">
            <text:p>Claro pay</text:p>
          </table:table-cell>
          <table:table-cell table:number-columns-repeated="2" table:style-name="ce25"/>
          <table:table-cell table:number-columns-repeated="4" table:style-name="ce22"/>
          <table:table-cell table:number-columns-repeated="6" table:style-name="ce25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47">
            <text:p><text:a xlink:href="https://transacciones.tigo.com.co/servicios/facturas">POSPAGO Tigo</text:a></text:p>
          </table:table-cell>
          <table:table-cell office:value-type="currency" office:value="88960" table:style-name="ce49">
            <text:p>$88.960</text:p>
          </table:table-cell>
          <table:table-cell table:style-name="ce25"/>
          <table:table-cell office:value-type="string" table:style-name="ce37">
            <text:p>(314) 543-2291</text:p>
          </table:table-cell>
          <table:table-cell table:style-name="ce16"/>
          <table:table-cell table:style-name="ce40"/>
          <table:table-cell table:style-name="ce44"/>
          <table:table-cell office:value-type="date" office:date-value="2023-09-27T00:00:00" table:style-name="ce46">
            <text:p>27/09/2023</text:p>
          </table:table-cell>
          <table:table-cell office:value-type="string" table:style-name="ce45">
            <text:p>Claro pay</text:p>
          </table:table-cell>
          <table:table-cell table:number-columns-repeated="2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1">
          <table:table-cell office:value-type="string" table:style-name="ce31">
            <text:p>Total</text:p>
          </table:table-cell>
          <table:table-cell office:value-type="currency" office:value="276702" table:formula="of:=SUM([.B2:.B7])" table:style-name="ce32">
            <text:p>$276.702</text:p>
          </table:table-cell>
          <table:table-cell office:value-type="currency" office:value="74926" table:formula="of:=SUM([.C2:.C6])" table:style-name="ce48">
            <text:p>$74.926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>
          <table:table-cell table:style-name="ce25"/>
          <table:table-cell table:style-name="ce30"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3" table:style-name="ro2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2" table:style-name="ro2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style-name="ro2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2"/>
          <table:table-cell table:number-columns-repeated="16369" table:style-name="ce25"/>
        </table:table-row>
        <table:table-row table:style-name="ro2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10" table:style-name="ro2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2"/>
          <table:table-cell table:number-columns-repeated="16369" table:style-name="ce25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37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37P0"/>
    </number:currency-style>
    <number:currency-style style:name="N38P0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38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artin Antonio Ciro Cuervo</dc:creator>
    <meta:creation-date>2022-09-03T23:05:48Z</meta:creation-date>
    <dc:date>2023-09-27T14:41:30Z</dc:date>
    <meta:editing-cycles>58</meta:editing-cycles>
    <meta:editing-duration>PT92040S</meta:editing-duration>
  </office:meta>
</office:document-meta>
</file>